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5000003AE59E3611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4.937cm" svg:height="7.209cm" draw:z-index="3"><draw:image xlink:href="Pictures/1000020100000285000003AE59E36114.png" xlink:type="simple" xlink:show="embed" xlink:actuate="onLoad"/></draw:frame> <text:s text:c="8"/><draw:frame draw:style-name="fr1" draw:name="graphics2" text:anchor-type="as-char" svg:width="4.937cm" svg:height="7.209cm" draw:z-index="4"><draw:image xlink:href="Pictures/1000020100000285000003AE59E36114.png" xlink:type="simple" xlink:show="embed" xlink:actuate="onLoad"/></draw:frame> <text:s text:c="8"/><draw:frame draw:style-name="fr1" draw:name="graphics3" text:anchor-type="as-char" svg:width="4.937cm" svg:height="7.209cm" draw:z-index="5"><draw:image xlink:href="Pictures/1000020100000285000003AE59E36114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4" text:anchor-type="as-char" svg:width="4.937cm" svg:height="7.209cm" draw:z-index="6"><draw:image xlink:href="Pictures/1000020100000285000003AE59E36114.png" xlink:type="simple" xlink:show="embed" xlink:actuate="onLoad"/></draw:frame> <text:s text:c="8"/><draw:frame draw:style-name="fr1" draw:name="graphics5" text:anchor-type="as-char" svg:width="4.937cm" svg:height="7.209cm" draw:z-index="7"><draw:image xlink:href="Pictures/1000020100000285000003AE59E36114.png" xlink:type="simple" xlink:show="embed" xlink:actuate="onLoad"/></draw:frame> <text:s text:c="8"/><draw:frame draw:style-name="fr1" draw:name="graphics6" text:anchor-type="as-char" svg:width="4.937cm" svg:height="7.209cm" draw:z-index="8"><draw:image xlink:href="Pictures/1000020100000285000003AE59E36114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7" text:anchor-type="as-char" svg:width="4.937cm" svg:height="7.209cm" draw:z-index="0"><draw:image xlink:href="Pictures/1000020100000285000003AE59E36114.png" xlink:type="simple" xlink:show="embed" xlink:actuate="onLoad"/></draw:frame> <text:s text:c="8"/><draw:frame draw:style-name="fr1" draw:name="graphics8" text:anchor-type="as-char" svg:width="4.937cm" svg:height="7.209cm" draw:z-index="1"><draw:image xlink:href="Pictures/1000020100000285000003AE59E36114.png" xlink:type="simple" xlink:show="embed" xlink:actuate="onLoad"/></draw:frame> <text:s text:c="8"/><draw:frame draw:style-name="fr1" draw:name="graphics9" text:anchor-type="as-char" svg:width="4.937cm" svg:height="7.209cm" draw:z-index="2"><draw:image xlink:href="Pictures/1000020100000285000003AE59E361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ub </meta:initial-creator>
    <meta:creation-date>2014-02-26T12:04:23</meta:creation-date>
    <meta:printed-by>Toub </meta:printed-by>
    <meta:print-date>2014-02-26T12:06:55</meta:print-date>
    <dc:date>2014-02-26T12:18:06</dc:date>
    <dc:creator>Toub </dc:creator>
    <meta:editing-duration>P0D</meta:editing-duration>
    <meta:editing-cycles>1</meta:editing-cycles>
    <meta:document-statistic meta:table-count="0" meta:image-count="9" meta:object-count="0" meta:page-count="1" meta:paragraph-count="3" meta:word-count="0" meta:character-count="63" meta:non-whitespace-character-count="0"/>
    <meta:generator>LibreOffice/3.5$Linux_X86_64 LibreOffice_project/350m1$Build-2</meta:generator>
  </office:meta>
</office:document-meta>
</file>